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3e7e0"/>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officeooo:paragraph-rsid="0023e7e0" style:font-weight-asian="bold"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5" style:family="paragraph" style:parent-style-name="Standard">
      <style:paragraph-properties fo:text-align="start" style:justify-single-word="false"/>
      <style:text-properties fo:font-weight="normal" style:font-weight-asian="normal" style:font-weight-complex="normal"/>
    </style:style>
    <style:style style:name="P36"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7" style:family="paragraph" style:parent-style-name="Text_20_body">
      <style:text-properties officeooo:paragraph-rsid="0025bfbe"/>
    </style:style>
    <style:style style:name="P38" style:family="paragraph" style:parent-style-name="Text_20_body">
      <style:text-properties officeooo:paragraph-rsid="0025bfbe"/>
    </style:style>
    <style:style style:name="P39" style:family="paragraph" style:parent-style-name="Heading">
      <style:text-properties officeooo:rsid="0025bfbe" officeooo:paragraph-rsid="0025bfbe"/>
    </style:style>
    <style:style style:name="P40" style:family="paragraph" style:parent-style-name="Heading_20_1">
      <style:text-properties fo:font-weight="bold" style:font-weight-asian="bold" style:font-weight-complex="bold"/>
    </style:style>
    <style:style style:name="P41" style:family="paragraph" style:parent-style-name="Heading_20_1">
      <style:text-properties officeooo:rsid="0025bfbe" officeooo:paragraph-rsid="0025bfbe"/>
    </style:style>
    <style:style style:name="P4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officeooo:rsid="00231f3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6750b" style:font-style-asian="italic" style:font-weight-asian="normal" style:font-style-complex="italic" style:font-weight-complex="normal"/>
    </style:style>
    <style:style style:name="T15" style:family="text">
      <style:text-properties fo:font-style="italic" fo:font-weight="normal" officeooo:rsid="001cc784" style:font-style-asian="italic" style:font-weight-asian="normal" style:font-style-complex="italic" style:font-weight-complex="normal"/>
    </style:style>
    <style:style style:name="T16" style:family="text">
      <style:text-properties fo:font-style="italic" fo:font-weight="normal" officeooo:rsid="001e6c6b" style:font-style-asian="italic" style:font-weight-asian="normal" style:font-style-complex="italic" style:font-weight-complex="normal"/>
    </style:style>
    <style:style style:name="T17" style:family="text">
      <style:text-properties fo:font-style="italic" fo:font-weight="normal" officeooo:rsid="0021748d" style:font-style-asian="italic" style:font-weight-asian="normal" style:font-style-complex="italic" style:font-weight-complex="normal"/>
    </style:style>
    <style:style style:name="T18" style:family="text">
      <style:text-properties fo:font-style="italic" fo:font-weight="normal" officeooo:rsid="001f0bb0"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394ca"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2394ca" style:font-style-asian="normal" style:font-style-complex="normal"/>
    </style:style>
    <style:style style:name="T25" style:family="text">
      <style:text-properties fo:font-style="normal" officeooo:rsid="0023bb74"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normal" officeooo:rsid="000e4525" style:font-weight-asian="normal" style:font-weight-complex="normal"/>
    </style:style>
    <style:style style:name="T28" style:family="text">
      <style:text-properties fo:font-weight="normal" officeooo:rsid="000f924d" style:font-weight-asian="normal" style:font-weight-complex="normal"/>
    </style:style>
    <style:style style:name="T29" style:family="text">
      <style:text-properties fo:font-weight="normal" officeooo:rsid="0016750b" style:font-weight-asian="normal" style:font-weight-complex="normal"/>
    </style:style>
    <style:style style:name="T30" style:family="text">
      <style:text-properties fo:font-weight="normal" officeooo:rsid="0017a992" style:font-weight-asian="normal" style:font-weight-complex="normal"/>
    </style:style>
    <style:style style:name="T31" style:family="text">
      <style:text-properties fo:font-weight="normal" officeooo:rsid="001afe78" style:font-weight-asian="normal" style:font-weight-complex="normal"/>
    </style:style>
    <style:style style:name="T32" style:family="text">
      <style:text-properties fo:font-weight="normal" officeooo:rsid="001cc784" style:font-weight-asian="normal" style:font-weight-complex="normal"/>
    </style:style>
    <style:style style:name="T33" style:family="text">
      <style:text-properties fo:font-weight="normal" officeooo:rsid="001e6c6b" style:font-weight-asian="normal" style:font-weight-complex="normal"/>
    </style:style>
    <style:style style:name="T34" style:family="text">
      <style:text-properties fo:font-weight="normal" officeooo:rsid="001f0bb0" style:font-weight-asian="normal" style:font-weight-complex="normal"/>
    </style:style>
    <style:style style:name="T35" style:family="text">
      <style:text-properties fo:font-weight="normal" officeooo:rsid="0021748d" style:font-weight-asian="normal" style:font-weight-complex="normal"/>
    </style:style>
    <style:style style:name="T36" style:family="text">
      <style:text-properties fo:font-weight="normal" officeooo:rsid="002394ca" style:font-weight-asian="normal" style:font-weight-complex="normal"/>
    </style:style>
    <style:style style:name="T37" style:family="text">
      <style:text-properties style:font-name="Liberation Serif1"/>
    </style:style>
    <style:style style:name="T38" style:family="text">
      <style:text-properties style:font-name="Liberation Serif1" fo:font-style="normal" fo:font-weight="normal" style:font-style-asian="normal" style:font-weight-asian="normal" style:font-style-complex="normal" style:font-weight-complex="normal"/>
    </style:style>
    <style:style style:name="T39" style:family="text">
      <style:text-properties fo:font-size="44pt" style:font-size-asian="44pt" style:font-size-complex="44pt"/>
    </style:style>
    <style:style style:name="T40" style:family="text">
      <style:text-properties fo:font-size="17.5pt" fo:font-weight="bold" style:font-size-asian="17.5pt" style:font-weight-asian="bold" style:font-size-complex="17.5pt" style:font-weight-complex="bold"/>
    </style:style>
    <style:style style:name="T41" style:family="text">
      <style:text-properties officeooo:rsid="000e4525"/>
    </style:style>
    <style:style style:name="T42" style:family="text">
      <style:text-properties officeooo:rsid="000f924d"/>
    </style:style>
    <style:style style:name="T43" style:family="text">
      <style:text-properties officeooo:rsid="0010e27c"/>
    </style:style>
    <style:style style:name="T44" style:family="text">
      <style:text-properties officeooo:rsid="0012212d"/>
    </style:style>
    <style:style style:name="T45" style:family="text">
      <style:text-properties officeooo:rsid="0012e028"/>
    </style:style>
    <style:style style:name="T46" style:family="text">
      <style:text-properties officeooo:rsid="0014814f"/>
    </style:style>
    <style:style style:name="T47" style:family="text">
      <style:text-properties officeooo:rsid="0016538c"/>
    </style:style>
    <style:style style:name="T48" style:family="text">
      <style:text-properties officeooo:rsid="001afe78"/>
    </style:style>
    <style:style style:name="T49" style:family="text">
      <style:text-properties officeooo:rsid="0021748d"/>
    </style:style>
    <style:style style:name="T50" style:family="text">
      <style:text-properties officeooo:rsid="0022901b"/>
    </style:style>
    <style:style style:name="T51" style:family="text">
      <style:text-properties officeooo:rsid="00230df8"/>
    </style:style>
    <style:style style:name="T52" style:family="text">
      <style:text-properties officeooo:rsid="00231f3c"/>
    </style:style>
    <style:style style:name="T53" style:family="text">
      <style:text-properties officeooo:rsid="0025bfbe"/>
    </style:style>
    <style:style style:name="T54" style:family="text">
      <style:text-properties officeooo:rsid="0025c308"/>
    </style:style>
    <style:style style:name="T55" style:family="text">
      <style:text-properties officeooo:rsid="0026289c"/>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Novembre 2014</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Labyrinthe évolué</text:p>
      <text:p text:style-name="P8"/>
      <text:p text:style-name="P8">Compte rendu de <text:span text:style-name="T47">p</text:span>rojet</text:p>
      <text:p text:style-name="P8">par Wajdi Guedouar, Godefroy Thieulart</text:p>
      <text:p text:style-name="P8">et Joris Toulmonde</text:p>
      <text:p text:style-name="P8"/>
      <text:p text:style-name="P8"><text:span text:style-name="T47">U</text:span>niversité du Maine</text:p>
      <text:p text:style-name="P8">L2 SPI</text:p>
      <text:p text:style-name="P8">semestre 3</text:p>
      <text:p text:style-name="P7"/>
      <text:p text:style-name="P5"/>
      <text:p text:style-name="P5"/>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tab/><text:tab/><text:tab/> <text:s text:c="5"/><text:span text:style-name="T39">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40">I_ </text:span><text:span text:style-name="T40">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x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 </text:p>
      <text:p text:style-name="P2"><text:tab/></text:p>
      <text:p text:style-name="P2"><text:tab/>Le joueur débute aux coordonnées (0;0) du monde. <text:span text:style-name="T37">À</text:span> une coordonnée du monde correspond une région que le joueur devra explorer, il y récupèrera des coffres et y rencontrera des ennemis plus ou moins de son niveau. Une fois tout les coffres récupérés, le joueur pourra quitter la région et se déplacement dans le monde afin d'explorer de nouvelle région. Si le joueur revient dans une région déjà explorée, celle-ci aura changé ce qui donne au jeu une durée de vie quasi illimitée. <text:s/></text:p>
      <text:p text:style-name="P2"/>
      <text:p text:style-name="P2"/>
      <text:h text:style-name="P40" text:outline-level="1" text:is-list-header="true">II_ Organisation</text:h>
      <text:p text:style-name="P35"/>
      <text:p text:style-name="P35"><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text:p>
      <text:p text:style-name="P2"><text:tab/>Joris TOULMONDE fut chargé de la gestion des déplacements dans les régions et d'adapter le jeu au système ncurses. </text:p>
      <text:p text:style-name="P2"><text:tab/>L'IA (Intelligence Artificielle) fut quant à elle réalisée par Joris TOULMONDE et Godefroy THIEULART. </text:p>
      <text:p text:style-name="P2"><text:tab/>La mise en commun et le compte rendu furent réalisés en collaboration par tout les membres du groupe. </text:p>
      <text:p text:style-name="P2"/>
      <text:p text:style-name="P2"/>
      <text:h text:style-name="Heading_20_1" text:outline-level="1" text:is-list-header="true"><text:soft-page-break/>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42" svg:width="17.837cm" svg:height="8.497cm" svg:x="-0.071cm" svg:y="0.199cm"><text:p/></draw:rect></text:p>
      <text:p text:style-name="P2"><draw:rect text:anchor-type="paragraph" draw:z-index="11" draw:style-name="gr8" draw:text-style-name="P42"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42" svg:width="1.525cm" svg:height="1.308cm" svg:x="2.166cm" svg:y="0.358cm"><text:p/></draw:rect><draw:rect text:anchor-type="paragraph" draw:z-index="1" draw:style-name="gr1" draw:text-style-name="P42" svg:width="0.311cm" svg:height="0.373cm" svg:x="2.166cm" svg:y="0.358cm"><text:p/></draw:rect><draw:rect text:anchor-type="paragraph" draw:z-index="3" draw:style-name="gr1" draw:text-style-name="P42" svg:width="1.588cm" svg:height="1.34cm" svg:x="5.061cm" svg:y="0.326cm"><text:p/></draw:rect><draw:rect text:anchor-type="paragraph" draw:z-index="5" draw:style-name="gr4" draw:text-style-name="P42" svg:width="2.615cm" svg:height="1.992cm" svg:x="10.291cm" svg:y="0.203cm"><text:p text:style-name="P42">Joueur</text:p><text:p text:style-name="P42">Monstre</text:p></draw:rect><draw:rect text:anchor-type="paragraph" draw:z-index="8" draw:style-name="gr6" draw:text-style-name="P42"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42" svg:width="3.675cm" svg:height="1.93cm" svg:x="9.947cm" svg:y="0.346cm"><text:p text:style-name="P42">IA.c</text:p><text:p text:style-name="P42">deplacement.c</text:p><text:p text:style-name="P42">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9"><text:tab/><text:tab/>1- <text:span text:style-name="T45">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0" draw:text-style-name="P42" svg:width="18.139cm" svg:height="3.97cm" svg:x="-0.774cm" svg:y="0.333cm"><text:p/></draw:rect><draw:rect text:anchor-type="paragraph" draw:z-index="24" draw:style-name="gr12" draw:text-style-name="P42" svg:width="12.787cm" svg:height="1.913cm" svg:x="-0.598cm" svg:y="0.457cm"><text:p/></draw:rect></text:p>
      <text:p text:style-name="P2"><draw:rect text:anchor-type="paragraph" draw:z-index="20" draw:style-name="gr4" draw:text-style-name="P42" svg:width="2.234cm" svg:height="1.117cm" svg:x="2.547cm" svg:y="0.173cm"><text:p text:style-name="P42">t_sexe</text:p></draw:rect><draw:rect text:anchor-type="paragraph" draw:z-index="19" draw:style-name="gr4" draw:text-style-name="P42" svg:width="2.44cm" svg:height="1.147cm" svg:x="-0.245cm" svg:y="0.134cm"><text:p text:style-name="P42">pseudo</text:p></draw:rect><draw:rect text:anchor-type="paragraph" draw:z-index="21" draw:style-name="gr4" draw:text-style-name="P42" svg:width="2.236cm" svg:height="1.089cm" svg:x="5.163cm" svg:y="0.201cm"><text:p text:style-name="P42">t_race</text:p></draw:rect><draw:rect text:anchor-type="paragraph" draw:z-index="22" draw:style-name="gr4" draw:text-style-name="P42" svg:width="1.999cm" svg:height="0.999cm" svg:x="7.632cm" svg:y="0.293cm"><text:p text:style-name="P42">t_poids</text:p></draw:rect><draw:rect text:anchor-type="paragraph" draw:z-index="23" draw:style-name="gr4" draw:text-style-name="P42" svg:width="1.971cm" svg:height="1.089cm" svg:x="9.925cm" svg:y="0.235cm"><text:p text:style-name="P42">taille</text:p></draw:rect><draw:rect text:anchor-type="paragraph" draw:z-index="26" draw:style-name="gr4" draw:text-style-name="P42" svg:width="2.176cm" svg:height="1.795cm" svg:x="12.513cm" svg:y="0.058cm"><text:p text:style-name="P42">t_comp1</text:p></draw:rect><draw:rect text:anchor-type="paragraph" draw:z-index="27" draw:style-name="gr4" draw:text-style-name="P42" svg:width="1.999cm" svg:height="1.765cm" svg:x="14.982cm" svg:y="0.088cm"><text:p text:style-name="P42">t_combat</text:p></draw:rect></text:p>
      <text:p text:style-name="P2"/>
      <text:p text:style-name="P2"><draw:frame text:anchor-type="paragraph" draw:z-index="25" draw:style-name="gr13" svg:width="5.144cm" svg:height="0.976cm" svg:x="-0.363cm" svg:y="0.316cm"><draw:text-box><text:p>t_physique</text:p><text:p/></draw:text-box></draw:frame></text:p>
      <text:p text:style-name="P2"/>
      <text:p text:style-name="P2"><draw:rect text:anchor-type="paragraph" draw:z-index="28" draw:style-name="gr4" draw:text-style-name="P42" svg:width="1.941cm" svg:height="1.412cm" svg:x="0.078cm" svg:y="0.228cm"><text:p text:style-name="P42">t_furtif</text:p></draw:rect><draw:rect text:anchor-type="paragraph" draw:z-index="29" draw:style-name="gr4" draw:text-style-name="P42" svg:width="1.971cm" svg:height="1.382cm" svg:x="2.958cm" svg:y="0.228cm"><text:p text:style-name="P42">t_dial</text:p></draw:rect><draw:rect text:anchor-type="paragraph" draw:z-index="30" draw:style-name="gr4" draw:text-style-name="P42" svg:width="1.823cm" svg:height="1.47cm" svg:x="5.782cm" svg:y="0.199cm"><text:p text:style-name="P42">t_magie</text:p></draw:rect><draw:rect text:anchor-type="paragraph" draw:z-index="31" draw:style-name="gr4" draw:text-style-name="P42" svg:width="2.059cm" svg:height="0.971cm" svg:x="10.425cm" svg:y="0.406cm"><text:p text:style-name="P42">Sante</text:p></draw:rect><draw:rect text:anchor-type="paragraph" draw:z-index="32" draw:style-name="gr4" draw:text-style-name="P42" svg:width="1.735cm" svg:height="0.941cm" svg:x="12.806cm" svg:y="0.406cm"><text:p text:style-name="P42">Mana</text:p></draw:rect><draw:rect text:anchor-type="paragraph" draw:z-index="33" draw:style-name="gr4" draw:text-style-name="P42" svg:width="1.736cm" svg:height="0.971cm" svg:x="14.952cm" svg:y="0.376cm"><text:p text:style-name="P42">endu</text:p></draw:rect><draw:rect text:anchor-type="paragraph" draw:z-index="34" draw:style-name="gr14" draw:text-style-name="P42" svg:width="8.82cm" svg:height="1.758cm" svg:x="8.308cm" svg:y="0.111cm"><text:p/></draw:rect></text:p>
      <text:p text:style-name="P2"/>
      <text:p text:style-name="P2"><draw:frame text:anchor-type="paragraph" draw:z-index="35" draw:style-name="gr15" svg:width="2.675cm" svg:height="0.976cm" svg:x="8.516cm" svg:y="0.402cm"><draw:text-box><text:p>t_vie</text:p><text:p/></draw:text-box></draw:frame></text:p>
      <text:p text:style-name="P2"/>
      <text:p text:style-name="P3"><text:tab/><text:tab/><text:tab/></text:p>
      <text:p text:style-name="P10"/>
      <text:p text:style-name="P10"><text:tab/>a_ structures de données</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text:soft-page-break/>alors l'IMC (Indice de Masse Corporelle). Le résultat est alors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
      <text:p text:style-name="P2"><text:tab/><text:tab/><text:tab/><text:span text:style-name="T1">b_ Fonctions</text:span></text:p>
      <text:p text:style-name="P9"/>
      <text:p text:style-name="P2"><text:span text:style-name="T1"><text:tab/></text:span><text:span text:style-name="T26">La fonction </text:span><text:span text:style-name="T13">initstruct</text:span><text:span text:style-name="T26"> prend en paramètre un pointeur sur une structure de type </text:span><text:span text:style-name="T13">t_joueur</text:span><text:span text:style-name="T20">, cette fonction est appelée en début de programme et permet d'initialiser les données contenues dans la structure passée en paramètre. </text:span></text:p>
      <text:p text:style-name="P11"/>
      <text:p text:style-name="P2"><text:span text:style-name="T20"><text:tab/>La fonction </text:span><text:span text:style-name="T13">creer_pseudo</text:span><text:span text:style-name="T20"> prend en paramètre un pointeur sur une structure de type </text:span><text:span text:style-name="T13">t_joueur</text:span><text:span text:style-name="T20">, cette fonction permet au joueur de se choisir un pseudo compris entre trois et quinze caractères. Une fois la taille du pseudo vérifiée, le pseudo est inséré dans le tableau </text:span><text:span text:style-name="T13">pseudo</text:span><text:span text:style-name="T20"> inclut dans la structure </text:span><text:span text:style-name="T13">t_joueur</text:span><text:span text:style-name="T20">.</text:span></text:p>
      <text:p text:style-name="P11"/>
      <text:p text:style-name="P2"><text:span text:style-name="T20"><text:tab/>La fonction </text:span><text:span text:style-name="T13">race</text:span><text:span text:style-name="T20"> prend en paramètre un pointeur sur une structure de type </text:span><text:span text:style-name="T13">t_joueur</text:span><text:span text:style-name="T20">, </text:span><text:span text:style-name="T20">cette fonction permet au joueur de choisir la race de son avatar parmi cinq choix possibles. Une fois que le choix du joueur a été testé et validé, il est inclut dans le type énuméré de type </text:span><text:span text:style-name="T13">t_race</text:span><text:span text:style-name="T20"> qui se situe dans la structure de type </text:span><text:span text:style-name="T13">t_physique</text:span><text:span text:style-name="T20"> elle-même inclue dans la structure </text:span><text:span text:style-name="T13">t_joueur</text:span><text:span text:style-name="T20"> passé en paramètre.</text:span></text:p>
      <text:p text:style-name="P2"><text:span text:style-name="T20"><text:tab/></text:span><text:span text:style-name="T20">La fonction </text:span><text:span text:style-name="T13">sexe</text:span><text:span text:style-name="T20"> est construite sur le même principe que la fonction </text:span><text:span text:style-name="T13">race</text:span><text:span text:style-name="T20">. Le résultat est </text:span><text:span text:style-name="T20">inclut dans un type énuméré de type </text:span><text:span text:style-name="T13">t_sexe</text:span><text:span text:style-name="T20"> </text:span><text:span text:style-name="T20">qui se situe dans la structure de type </text:span><text:span text:style-name="T13">t_physique</text:span><text:span text:style-name="T20"> elle-même inclue dans la structure </text:span><text:span text:style-name="T13">t_joueur</text:span><text:span text:style-name="T20"> passé en paramètre.</text:span></text:p>
      <text:p text:style-name="P11"/>
      <text:p text:style-name="P2"><text:span text:style-name="T20"><text:tab/></text:span><text:span text:style-name="T20">Les fonctions </text:span><text:span text:style-name="T13">taille</text:span><text:span text:style-name="T20"> et </text:span><text:span text:style-name="T13">poids</text:span><text:span text:style-name="T20"> sont faites selon le même modèle. Il est demandé à l'utilisateur de saisir une valeur entière compris dans l'intervalle demandé. La valeur saisie est testé vérifié, une fois valide, la valeur de </text:span><text:span text:style-name="T13">taille</text:span><text:span text:style-name="T20"> est copié dans l'entier </text:span><text:span text:style-name="T13">taille</text:span><text:span text:style-name="T20"> dans la structure de </text:span><text:span text:style-name="T13">t_physique.</text:span><text:span text:style-name="T20"> Le poids saisie par utilisateur est utilisé avec la taille pour calculer l'IMC de l'avatar. </text:span><text:span text:style-name="T38">À</text:span><text:span text:style-name="T20"> une IMC donnée correspond une corpulence donnée, cette corpulence est incluse dans le type énuméré </text:span><text:span text:style-name="T13">t_poids</text:span><text:span text:style-name="T20"> de la structure </text:span><text:span text:style-name="T13">t_physique</text:span><text:span text:style-name="T20">. </text:span><text:span text:style-name="T13"><text:s/></text:span></text:p>
      <text:p text:style-name="P11"/>
      <text:p text:style-name="P2"><text:span text:style-name="T20"><text:tab/></text:span><text:span text:style-name="T20">La fonction </text:span><text:span text:style-name="T13">initCaract </text:span><text:span text:style-name="T20">prend en paramètre un pointeur sur une structure de type </text:span><text:span text:style-name="T13">t_joueur, </text:span><text:span text:style-name="T20">elle</text:span><text:span text:style-name="T20"> met à jour les valeurs des compétences de l'avatar </text:span><text:span text:style-name="T20">dans la structure </text:span><text:span text:style-name="T13">t_joueur</text:span><text:span text:style-name="T20"> en fonction de ses choix concernant la </text:span><text:span text:style-name="T13">race</text:span><text:span text:style-name="T20"> et le </text:span><text:span text:style-name="T13">poids</text:span><text:span text:style-name="T20">.</text:span></text:p>
      <text:p text:style-name="P11"/>
      <text:p text:style-name="P2"><text:span text:style-name="T20"><text:tab/>La fonction </text:span><text:span text:style-name="T13">attribution_points</text:span><text:span text:style-name="T13"> </text:span><text:span text:style-name="T20">prend en paramètre un pointeur sur une structure de type </text:span><text:span text:style-name="T13">t_joueur,</text:span><text:span text:style-name="T20"> </text:span><text:span text:style-name="T20">un entier </text:span><text:span text:style-name="T13">principale</text:span><text:span text:style-name="T20"> et un entier </text:span><text:span text:style-name="T13">secondaire. </text:span><text:span text:style-name="T20">Cette fonction permet au joueur d'attribuer un </text:span><text:soft-page-break/><text:span text:style-name="T20">nombre de point égale à la valeur de </text:span><text:span text:style-name="T13">principale</text:span><text:span text:style-name="T20"> à ses compétences principales et un nombre de point égale à la valeur de </text:span><text:span text:style-name="T13">secondaire</text:span><text:span text:style-name="T20"> parmi ses compétences secondaires.</text:span></text:p>
      <text:p text:style-name="P11"/>
      <text:p text:style-name="P2"><text:span text:style-name="T20"><text:tab/></text:span><text:span text:style-name="T20">La fonction </text:span><text:span text:style-name="T13">config</text:span><text:span text:style-name="T13"> </text:span><text:span text:style-name="T20">prend en paramètre un pointeur sur une structure de type </text:span><text:span text:style-name="T13">t_joueur. </text:span><text:span text:style-name="T20">Elle permet au joueur de voir un récapitulatif de ses compétences et caractéristiques. Le joueur peut alors décider de modifier ses caractéristiques uniquement (les compétences sont automatiquement </text:span><text:span text:style-name="T20">mises à jour) </text:span><text:span text:style-name="T20">ou de quitter la création du personnage et commencer à jouer. </text:span></text:p>
      <text:p text:style-name="P2"><text:span text:style-name="T20"><text:tab/></text:span><text:span text:style-name="T20">La fonction </text:span><text:span text:style-name="T13">crea_ava</text:span><text:span text:style-name="T13"> </text:span><text:span text:style-name="T20">prend en paramètre un pointeur sur une structure de type </text:span><text:span text:style-name="T13">t_joueur,</text:span><text:span text:style-name="T20"> </text:span><text:span text:style-name="T20">un entier </text:span><text:span text:style-name="T13">principale</text:span><text:span text:style-name="T20"> et un entier </text:span><text:span text:style-name="T13">secondaire.</text:span><text:span text:style-name="T20"> </text:span><text:span text:style-name="T20">Cette fonction appelle dans l'ordre voulu toutes les </text:span><text:span text:style-name="T20">fonctions liées à la création de l'avatar. C'est cette fonction qui sera utilisée dans les menus ou le </text:span><text:span text:style-name="T13">main</text:span><text:span text:style-name="T20">.</text:span></text:p>
      <text:p text:style-name="P2"/>
      <text:p text:style-name="P2"/>
      <text:p text:style-name="P2"><text:tab/><text:tab/><text:tab/><text:span text:style-name="T1">c_ Cas d'erreurs et traitements</text:span></text:p>
      <text:p text:style-name="P9"/>
      <text:p text:style-name="P2"><text:span text:style-name="T1"><text:tab/></text:span><text:span text:style-name="T26">Les cas d'erreurs suivants ont été traité par des boucles </text:span><text:span text:style-name="T13">while</text:span><text:span text:style-name="T20"> qui demanderont au joueur de saisir à nouveau la ou les donnée(s). On parle ici de la taille du pseudo et toutes les valeurs entières bornées : taille, poids, choix lors des menus...</text:span></text:p>
      <text:p text:style-name="P11"/>
      <text:p text:style-name="P11"/>
      <text:p text:style-name="P2"/>
      <text:p text:style-name="P2"><text:tab/><text:tab/><text:span text:style-name="T1">2_ </text:span><text:span text:style-name="T2">S</text:span><text:span text:style-name="T1">auvegarde et chargement de partie</text:span></text:p>
      <text:p text:style-name="P9"/>
      <text:p text:style-name="P9"/>
      <text:p text:style-name="P2"><text:span text:style-name="T1"><text:tab/></text:span><text:span text:style-name="T36">Afin que le joueur puisse interrompre et reprendre sa partie à sa guise, nous avons installé un système permettant de sauvegarder les données du jeu et les charger lorsque le joueur le souhaite.</text:span></text:p>
      <text:p text:style-name="P9"/>
      <text:p text:style-name="P9"/>
      <text:p text:style-name="P2"><text:tab/><text:tab/><text:tab/><text:span text:style-name="T1">a) </text:span><text:span text:style-name="T1">fonctions</text:span></text:p>
      <text:p text:style-name="P35"><text:tab/></text:p>
      <text:p text:style-name="P2"><text:span text:style-name="T26"><text:tab/></text:span><text:span text:style-name="T26">La fonction </text:span><text:span text:style-name="T13">crea_file</text:span><text:span text:style-name="T26"> permet de sauvegarder les données. Elle prend en paramètre une </text:span><text:span text:style-name="T26">variable</text:span><text:span text:style-name="T26"> de type</text:span><text:span text:style-name="T13"> t_joueur</text:span><text:span text:style-name="T26">, une </text:span><text:span text:style-name="T26">variable</text:span><text:span text:style-name="T26"> de type </text:span><text:span text:style-name="T13">t_coord</text:span><text:span text:style-name="T26">, un tableau </text:span><text:span text:style-name="T13">pseudo</text:span><text:span text:style-name="T26"> de type caractère et un double pointeur sur une matrice </text:span><text:span text:style-name="T13">monde</text:span><text:span text:style-name="T26"> de type char. </text:span></text:p>
      <text:p text:style-name="P2"><text:span text:style-name="T26"><text:tab/></text:span><text:span text:style-name="T26">Cette fonction permet de créer un fichier texte portant le </text:span><text:span text:style-name="T13">pseudo</text:span><text:span text:style-name="T26"> du joueur comme nom. Ce fichier texte contiendra toutes les données contenues dans les structures et matrices passées en paramètres à l'exception du </text:span><text:span text:style-name="T13">pseudo</text:span><text:span text:style-name="T26">.</text:span></text:p>
      <text:p text:style-name="P35"/>
      <text:p text:style-name="P2"><text:span text:style-name="T26"><text:tab/>La fonction </text:span><text:span text:style-name="T13">charger_jeu</text:span><text:span text:style-name="T20"> permet de charger les données d'une partie déjà créée </text:span><text:span text:style-name="T20">à partir d'un fichier</text:span><text:span text:style-name="T20">. Cette fonction prend en paramètre </text:span><text:span text:style-name="T20">un pointeur sur</text:span><text:span text:style-name="T20"> une variable </text:span><text:span text:style-name="T13">joueur</text:span><text:span text:style-name="T20"> de type </text:span><text:span text:style-name="T13">t_joueur</text:span><text:span text:style-name="T20">, </text:span><text:span text:style-name="T20">un pointeur sur</text:span><text:span text:style-name="T20"> </text:span><text:span text:style-name="T20">une variable </text:span><text:span text:style-name="T13">coord</text:span><text:span text:style-name="T20"> de type </text:span><text:span text:style-name="T13">t_coord,</text:span><text:span text:style-name="T20"> un double pointeur sur une matrice </text:span><text:span text:style-name="T13">monde</text:span><text:span text:style-name="T20">, et un pointeur sur un fichier </text:span><text:span text:style-name="T13">fichier.</text:span></text:p>
      <text:p text:style-name="P2"><text:span text:style-name="T13"><text:tab/></text:span><text:span text:style-name="T20"> </text:span><text:span text:style-name="T20">Cette fonction</text:span><text:span text:style-name="T20"> </text:span><text:span text:style-name="T20">récupère les données dans le même </text:span><text:span text:style-name="T20">ordre</text:span><text:span text:style-name="T20"> qu'elles ont été sauvegardé </text:span><text:span text:style-name="T20">dans le </text:span><text:span text:style-name="T13">fichier</text:span><text:span text:style-name="T20"> passé en paramètre </text:span><text:span text:style-name="T20">et les insère dans le</text:span><text:span text:style-name="T20">(</text:span><text:span text:style-name="T20">s</text:span><text:span text:style-name="T20">)</text:span><text:span text:style-name="T20"> structure</text:span><text:span text:style-name="T20">(</text:span><text:span text:style-name="T20">s</text:span><text:span text:style-name="T20">)</text:span><text:span text:style-name="T20"> et matrice</text:span><text:span text:style-name="T20">(s)</text:span><text:span text:style-name="T20"> passée</text:span><text:span text:style-name="T20">(</text:span><text:span text:style-name="T20">s</text:span><text:span text:style-name="T20">)</text:span><text:span text:style-name="T20"> en paramètre.</text:span></text:p>
      <text:p text:style-name="P11"/>
      <text:p text:style-name="P2"><text:span text:style-name="T20"><text:tab/></text:span><text:span text:style-name="T20">La fonction </text:span><text:span text:style-name="T13">charger_partie </text:span><text:span text:style-name="T20">permet </text:span><text:span text:style-name="T20">au joueur de charger une partie</text:span><text:span text:style-name="T20">. Cette fonction prend en paramètre </text:span><text:span text:style-name="T20">un pointeur sur</text:span><text:span text:style-name="T20"> une variable </text:span><text:span text:style-name="T13">joueur</text:span><text:span text:style-name="T20"> de type </text:span><text:span text:style-name="T13">t_joueur</text:span><text:span text:style-name="T20">, </text:span><text:span text:style-name="T20">un pointeur sur un tableau </text:span><text:span text:style-name="T13">charger</text:span><text:span text:style-name="T20"> de </text:span><text:span text:style-name="T20">type </text:span><text:span text:style-name="T20">caractère</text:span><text:span text:style-name="T20">,</text:span><text:span text:style-name="T20">un pointeur sur</text:span><text:span text:style-name="T20"> </text:span><text:span text:style-name="T20">une variable </text:span><text:span text:style-name="T13">coord</text:span><text:span text:style-name="T20"> de type </text:span><text:span text:style-name="T13">t_coord </text:span><text:span text:style-name="T20">et</text:span><text:span text:style-name="T20"> un double pointeur sur une matrice </text:span><text:span text:style-name="T13">mond</text:span><text:span text:style-name="T13">e</text:span><text:span text:style-name="T13">.</text:span><text:span text:style-name="T20"> </text:span><text:span text:style-name="T20">Elle renvoie un si le fichier existe et à été charger, zéro si le fichier n'existe pas.</text:span></text:p>
      <text:p text:style-name="P2"><text:span text:style-name="T20"><text:tab/>Cette fonction </text:span><text:span text:style-name="T20">commence par vérifier l'existence d'une partie, pour cela elle récupère le </text:span><text:span text:style-name="T13">pseudo</text:span><text:span text:style-name="T20"> du joueur au clavier </text:span><text:span text:style-name="T20">(et l'insère dans le tableau </text:span><text:span text:style-name="T13">charger</text:span><text:span text:style-name="T20"> passer en paramètre)</text:span><text:span text:style-name="T20"> et test </text:span><text:soft-page-break/><text:span text:style-name="T20">l’existence d</text:span><text:span text:style-name="T20">'un</text:span><text:span text:style-name="T20"> fichier </text:span><text:span text:style-name="T20">portant son nom</text:span><text:span text:style-name="T20">. </text:span><text:span text:style-name="T20">Si le fichier existe, la fonction appelle la fonction </text:span><text:span text:style-name="T13">charger_jeu</text:span><text:span text:style-name="T20"> et copie le pseudo </text:span><text:span text:style-name="T20">dans le tableau </text:span><text:span text:style-name="T13">pseudo</text:span><text:span text:style-name="T20"> de la structure </text:span><text:span text:style-name="T19">t_joueur</text:span><text:span text:style-name="T20"> passé en paramètre.</text:span><text:span text:style-name="T20"> </text:span><text:span text:style-name="T20">Si le fichier n'existe pas, la fonction en avertit l'utilisateur et renvoie zéro. </text:span></text:p>
      <text:p text:style-name="P11"/>
      <text:p text:style-name="P11"/>
      <text:p text:style-name="P2"><text:span text:style-name="T20"><text:tab/><text:tab/><text:tab/></text:span><text:span text:style-name="T22">b) cas d'erreur et traitements</text:span><text:span text:style-name="T20"> </text:span></text:p>
      <text:p text:style-name="P26"/>
      <text:p text:style-name="P26"><text:tab/><text:span text:style-name="T26">Nous avons rencontré assez peu de problème dans cette partie du code si ce n'est les erreurs de segmentation. Il a donc fallu vérifié l’existence des fichiers de sauvegarde au début de chaque fonction qui lisait à l'intérieur. <text:s/></text:span></text:p>
      <text:p text:style-name="P26"/>
      <text:p text:style-name="P26"/>
      <text:p text:style-name="P26"/>
      <text:p text:style-name="P2"><text:span text:style-name="T22"><text:tab/><text:tab/>3_ Création et génération aléatoire d'une région</text:span><text:span text:style-name="T20"> </text:span></text:p>
      <text:p text:style-name="P11"/>
      <text:p text:style-name="P11"/>
      <text:p text:style-name="P9"><text:span text:style-name="T23"><text:tab/></text:span><text:span text:style-name="T21">Afin de diversifier le jeu et d'augmenter sa durée de vie, nous avons créer un système permettant de générer aléatoirement des régions dans le monde. </text:span></text:p>
      <text:p text:style-name="P11"/>
      <text:p text:style-name="P11"/>
      <text:p text:style-name="P26"><text:tab/><text:tab/><text:tab/>a) structures de données</text:p>
      <text:p text:style-name="P11"/>
      <text:p text:style-name="P2"><text:span text:style-name="T20"><text:tab/>Nous avons, pour certaines de nos fonctions, besoin d'utiliser des piles. Nous incluons donc, dans nos fichiers,le fichier </text:span><text:span text:style-name="T13">pile_tab.h</text:span><text:span text:style-name="T20"> qui contient les prototypes des primitives de pile par tableau. </text:span></text:p>
      <text:p text:style-name="P11"/>
      <text:p text:style-name="P2"><text:span text:style-name="T20"><text:tab/></text:span><text:span text:style-name="T20">Nous définissons les constantes suivantes : </text:span></text:p>
      <text:p text:style-name="P11"/>
      <text:p text:style-name="P2"><text:span text:style-name="T20">-une constante </text:span><text:span text:style-name="T13">N,</text:span></text:p>
      <text:p text:style-name="P2"><text:span text:style-name="T20">-une constante </text:span><text:span text:style-name="T13">tmax</text:span><text:span text:style-name="T20"> ayant pour valeur N+N,</text:span></text:p>
      <text:p text:style-name="P2"><text:span text:style-name="T20">-une constante </text:span><text:span text:style-name="T13">NB_COFFRE.</text:span><text:span text:style-name="T20"> </text:span></text:p>
      <text:p text:style-name="P11"/>
      <text:p text:style-name="P2"><text:span text:style-name="T20"><text:tab/></text:span><text:span text:style-name="T20">Nous </text:span><text:span text:style-name="T20">créons les variables et structures globales suivantes : </text:span></text:p>
      <text:p text:style-name="P11"/>
      <text:p text:style-name="P2"><text:span text:style-name="T20">-un </text:span><text:span text:style-name="T20">entier </text:span><text:span text:style-name="T13">sommet,</text:span></text:p>
      <text:p text:style-name="P2"><text:span text:style-name="T20">-un </text:span><text:span text:style-name="T20">tableau </text:span><text:span text:style-name="T13">pile</text:span><text:span text:style-name="T20"> de type entier et de taille </text:span><text:span text:style-name="T13">tmax,</text:span></text:p>
      <text:p text:style-name="P2"><text:span text:style-name="T20">-un tableau </text:span><text:span text:style-name="T13">tab</text:span><text:span text:style-name="T20"> de </text:span><text:span text:style-name="T20">taille (2*</text:span><text:span text:style-name="T13">NB_COFFRE</text:span><text:span text:style-name="T20">)+4 </text:span><text:span text:style-name="T20"><text:s/>cases de type entier, ce tableau est destiné à stocker des coordonnées variables,</text:span></text:p>
      <text:p text:style-name="P2"><text:span text:style-name="T20">-une matrice </text:span><text:span text:style-name="T13">region</text:span><text:span text:style-name="T20"> de type caractère et de taille NxN modélisant une région du jeu.</text:span></text:p>
      <text:p text:style-name="P11"/>
      <text:p text:style-name="P11"/>
      <text:p text:style-name="P2"><text:span text:style-name="T20"><text:tab/><text:tab/><text:tab/></text:span><text:span text:style-name="T22">b) fonctions</text:span></text:p>
      <text:p text:style-name="P11"/>
      <text:p text:style-name="P2"><text:span text:style-name="T20"><text:tab/></text:span><text:span text:style-name="T20">La fonction </text:span><text:span text:style-name="T13">initregion</text:span><text:span text:style-name="T20"><text:tab/> </text:span><text:span text:style-name="T20">initialise le contenu de la matrice </text:span><text:span text:style-name="T13">region</text:span><text:span text:style-name="T20"> où chaque cellule contiendra 'X'. Elle initialise également le contenue du tableau </text:span><text:span text:style-name="T13">tab</text:span><text:span text:style-name="T20"> à '1'.</text:span></text:p>
      <text:p text:style-name="P11"/>
      <text:p text:style-name="P2"><text:span text:style-name="T20"><text:tab/></text:span><text:span text:style-name="T20">La fonction </text:span><text:span text:style-name="T13">verif_coffre</text:span><text:span text:style-name="T20"> prend en paramètre deux entiers </text:span><text:span text:style-name="T13">i</text:span><text:span text:style-name="T20"> et </text:span><text:span text:style-name="T13">j</text:span><text:span text:style-name="T20"> et renvoie un entier (zéro ou un). Cette fonction vérifie dans la matrice </text:span><text:span text:style-name="T13">region</text:span><text:span text:style-name="T20"> autour des coordonnées </text:span><text:span text:style-name="T13">[i][j]</text:span><text:span text:style-name="T20"> la présence ou non </text:span><text:span text:style-name="T20">d'un coffre, d'un joueur ou d'un monstre. Elle renvoie zéro si l'un de ces éléments est présent et un si non.</text:span></text:p>
      <text:p text:style-name="P11"/>
      <text:p text:style-name="P2"><text:soft-page-break/><text:span text:style-name="T20"><text:tab/>La fonction </text:span><text:span text:style-name="T13">verif_</text:span><text:span text:style-name="T13">cour</text:span><text:span text:style-name="T20"> prend en paramètre deux entiers </text:span><text:span text:style-name="T13">i</text:span><text:span text:style-name="T20"> et </text:span><text:span text:style-name="T13">j</text:span><text:span text:style-name="T20"> et renvoie un entier (zéro ou un). </text:span><text:span text:style-name="T20">Cette fonction vérifie dans la matrice </text:span><text:span text:style-name="T13">region</text:span><text:span text:style-name="T20"> aux coordonnées </text:span><text:span text:style-name="T13">[i][j]</text:span><text:span text:style-name="T20"> la présence ou non </text:span><text:span text:style-name="T20">d'un coffre, d'un joueur ou d'un monstre. Elle renvoie zéro si l'un de ces éléments est présent et un si non.</text:span></text:p>
      <text:p text:style-name="P11"/>
      <text:p text:style-name="P2"><text:span text:style-name="T20"><text:tab/></text:span><text:span text:style-name="T20"> </text:span><text:span text:style-name="T20">La fonction </text:span><text:span text:style-name="T13">place_coffre</text:span><text:span text:style-name="T20"> permet de placer un nombre de coffre égale à </text:span><text:span text:style-name="T13">NB_COFFRE </text:span><text:span text:style-name="T20">dans la matrice région. Les coffres sont placés aléatoirement et ne peuvent pas êtres placés en bordure de matrice, </text:span><text:span text:style-name="T20">on utilise la fonction </text:span><text:span text:style-name="T13">verif_coffre</text:span><text:span text:style-name="T20"> afin de ne pas placer de coffre à proximité d'un autre élément déjà présent dans la matrice. <text:s/></text:span></text:p>
      <text:p text:style-name="P2"><text:span text:style-name="T20"><text:tab/></text:span><text:span text:style-name="T20">Les fonctions </text:span><text:span text:style-name="T13">place_joueur</text:span><text:span text:style-name="T20"> et </text:span><text:span text:style-name="T13">place_monstre</text:span><text:span text:style-name="T20"> sont faites sur le même modèle que </text:span><text:span text:style-name="T13">place_coffre</text:span><text:span text:style-name="T20">. </text:span></text:p>
      <text:p text:style-name="P2"><text:span text:style-name="T20"><text:tab/></text:span><text:span text:style-name="T20">Une fois l'emplacement validé, les coordonnées de l'élément placé sont sauvegardées dans le tableau </text:span><text:span text:style-name="T13">tab</text:span><text:span text:style-name="T20">. Les cases 0 à (2*</text:span><text:span text:style-name="T13">NB_COFFRE</text:span><text:span text:style-name="T20">)-1 sont les coordonnées des coffres, 8 et 9 celle du joueur et 10 et 11 celle du monstre. </text:span></text:p>
      <text:p text:style-name="P11"/>
      <text:p text:style-name="P2"><text:span text:style-name="T20"><text:tab/></text:span><text:span text:style-name="T20">La fonction </text:span><text:span text:style-name="T13">chemin</text:span><text:span text:style-name="T20"> permet de générer des chemins dans la matrice. Pour cela on récupère les coordonnées du joueur dans </text:span><text:span text:style-name="T13">tab</text:span><text:span text:style-name="T20"> </text:span><text:span text:style-name="T20">et à partir de celle-ci, on remplace les 'X' depuis le joueur jusqu'à la bordure </text:span><text:span text:style-name="T20">(sans modifier la bordure)</text:span><text:span text:style-name="T20"> par des espaces ' '. </text:span><text:span text:style-name="T20">On récupère ensuite </text:span><text:span text:style-name="T20">les coordonnées des coffres et du monstre et on </text:span><text:span text:style-name="T20">crée un chemin de la même façon que précédemment à la différence près que nous ne générons pas un chemin jusqu'à la bordure mais jusqu'à un chemin </text:span><text:span text:style-name="T20">déjà</text:span><text:span text:style-name="T20">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20">Si on ne trouve pas de case vide entre le point de départ et la bordure, on ne crée pas de chemin. </text:span><text:span text:style-name="T20"><text:s/></text:span><text:span text:style-name="T13"><text:s/></text:span><text:span text:style-name="T20"><text:s/></text:span></text:p>
      <text:p text:style-name="P11"><text:tab/></text:p>
      <text:p text:style-name="P11"><text:tab/></text:p>
      <text:p text:style-name="P11"><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11"/>
      <text:p text:style-name="P11"><text:tab/>La fonction <text:span text:style-name="T5">creer_region</text:span> regroupe toutes les fonctions vu précédemment dans l'ordre lui permettant de générer aléatoirement une région. <text:s/></text:p>
      <text:p text:style-name="P11"><text:tab/> <text:s/></text:p>
      <text:p text:style-name="P11"/>
      <text:p text:style-name="P26"><text:tab/><text:tab/><text:tab/>c) cas d'erreurs et traitements</text:p>
      <text:p text:style-name="P26"><text:tab/></text:p>
      <text:p text:style-name="P11"><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11"><text:tab/>Il faut ensuite réinitialiser la pile entre chaque génération aléatoire de la région. Pour cela on appellera la primitive <text:span text:style-name="T5">initpile</text:span> au début de la fonction <text:span text:style-name="T5">creer_region</text:span>. </text:p>
      <text:p text:style-name="P11"/>
      <text:p text:style-name="P26"/>
      <text:p text:style-name="P26"><text:tab/><text:tab/>4_ Création et gestion du monde<text:tab/></text:p>
      <text:p text:style-name="P26"/>
      <text:p text:style-name="P36"><text:span text:style-name="T24">Le joueur évoluera dans un monde plus ou moins vaste <text:s/>(dépend des constantes passées en paramè-tre), nous avons </text:span><text:span text:style-name="T25">organisé</text:span><text:span text:style-name="T24"> le monde comme suit. </text:span></text:p>
      <text:p text:style-name="P26"/>
      <text:p text:style-name="P26"><text:tab/><text:tab/><text:tab/>a) structures de données</text:p>
      <text:p text:style-name="P26"/>
      <text:p text:style-name="P26"><text:tab/><text:span text:style-name="T26">Nous définissons les constantes suivantes : </text:span></text:p>
      <text:p text:style-name="P11"><text:soft-page-break/></text:p>
      <text:p text:style-name="P26"><text:span text:style-name="T26">-une constante </text:span><text:span text:style-name="T13">X</text:span><text:span text:style-name="T26">,</text:span></text:p>
      <text:p text:style-name="P26"><text:span text:style-name="T26">-une constante </text:span><text:span text:style-name="T13">Y</text:span><text:span text:style-name="T26">,</text:span></text:p>
      <text:p text:style-name="P11"/>
      <text:p text:style-name="P11"><text:tab/>Nous définissons les structures et matrices suivantes : </text:p>
      <text:p text:style-name="P11"/>
      <text:p text:style-name="P26"><text:span text:style-name="T26">-une structure </text:span><text:span text:style-name="T13">t_coord</text:span><text:span text:style-name="T26"> contenant deux entiers x et y,</text:span></text:p>
      <text:p text:style-name="P26"><text:span text:style-name="T26">-une variable globale </text:span><text:span text:style-name="T13">coord</text:span><text:span text:style-name="T26"> de type</text:span><text:span text:style-name="T13"> t_coord</text:span><text:span text:style-name="T26">,</text:span></text:p>
      <text:p text:style-name="P26"><text:span text:style-name="T26">-</text:span><text:span text:style-name="T26">la matrice externe </text:span><text:span text:style-name="T13">region</text:span><text:span text:style-name="T26"> déclarée dans le fichier </text:span><text:span text:style-name="T13">region.c</text:span><text:span text:style-name="T26">,</text:span></text:p>
      <text:p text:style-name="P11">-une matrice de matrice monde de taille [X][Y][N][N] où N est déclarée dans le fichier region.h, cette matrice modélise le monde dans lequel évoluera le joueur.</text:p>
      <text:p text:style-name="P26"><text:tab/></text:p>
      <text:p text:style-name="P26"/>
      <text:p text:style-name="P26"><text:tab/><text:tab/><text:tab/>b) fonctions</text:p>
      <text:p text:style-name="P26"/>
      <text:p text:style-name="P26"><text:tab/><text:span text:style-name="T26">La fonction </text:span><text:span text:style-name="T13">init_monde</text:span><text:span text:style-name="T26"> alloue dynamique une matrice de même taille que la matrice </text:span><text:span text:style-name="T13">region</text:span><text:span text:style-name="T26"> dans chaque case de la matrice </text:span><text:span text:style-name="T13">monde</text:span><text:span text:style-name="T26">. </text:span><text:span text:style-name="T26">Puis le contenu de chaque matrice de alloué dynamiquement est initialisé à 'X'. </text:span></text:p>
      <text:p text:style-name="P11"/>
      <text:p text:style-name="P26"><text:span text:style-name="T26"><text:tab/>La fonction </text:span><text:span text:style-name="T13">inclure_region</text:span><text:span text:style-name="T26"> permet de copier le contenu d'une région, généré aléatoirement dans la matrice </text:span><text:span text:style-name="T13">region,</text:span><text:span text:style-name="T26"> dans la matrice aux coordonnées du joueur dans la matrice </text:span><text:span text:style-name="T13">monde</text:span><text:span text:style-name="T26">. Les coordonnées du joueur étant dans la variable </text:span><text:span text:style-name="T13">coord. </text:span></text:p>
      <text:p text:style-name="P11"/>
      <text:p text:style-name="P26"><text:span text:style-name="T26"><text:tab/>La fonction </text:span><text:span text:style-name="T13">deplacement_case_monde</text:span><text:span text:style-name="T26"> permet au joueur de se déplacer d'une case dans la matrice monde </text:span><text:span text:style-name="T26">à partir de sa position courante</text:span><text:span text:style-name="T26"> et met à jour les coordonnées du joueur dans la variable globale </text:span><text:span text:style-name="T13">coord</text:span><text:span text:style-name="T26">. </text:span></text:p>
      <text:p text:style-name="P11"/>
      <text:p text:style-name="P26"><text:span text:style-name="T26"><text:tab/></text:span><text:span text:style-name="T26">La fonction </text:span><text:span text:style-name="T13">aff_monde</text:span><text:span text:style-name="T26"> permet d'afficher le monde à l'écran, faisant apparaître la position du joueur dans celui-ci. </text:span></text:p>
      <text:p text:style-name="P11"/>
      <text:p text:style-name="P26"><text:span text:style-name="T26"><text:tab/></text:span><text:span text:style-name="T26">La fonction </text:span><text:span text:style-name="T13">aff_region_monde</text:span><text:span text:style-name="T26"> permet d'afficher la région où se trouve le joueur. </text:span></text:p>
      <text:p text:style-name="P11"/>
      <text:p text:style-name="P26"><text:span text:style-name="T26"><text:tab/></text:span><text:span text:style-name="T26">La fonction </text:span><text:span text:style-name="T13">deplacement_monde</text:span><text:span text:style-name="T26"> regroupe les fonction </text:span><text:span text:style-name="T13">aff_monde</text:span><text:span text:style-name="T26"> et </text:span><text:span text:style-name="T13">deplacement_case_monde</text:span><text:span text:style-name="T26">. Elle permet au joueur de se déplacer dans le monde à partir de s</text:span><text:span text:style-name="T26">a</text:span><text:span text:style-name="T26"> position courante. </text:span></text:p>
      <text:p text:style-name="P26"><text:span text:style-name="T13"><text:s/></text:span><text:span text:style-name="T26"><text:s/></text:span></text:p>
      <text:p text:style-name="P26"/>
      <text:p text:style-name="P26"><text:tab/><text:tab/><text:tab/>c) cas d'erreurs et traitements</text:p>
      <text:p text:style-name="P26"/>
      <text:p text:style-name="P11"><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text:tab/></text:p>
      <text:p text:style-name="P11"><text:tab/>Il fallait donc également réinitialiser la pile avant chaque déplacement. <text:s text:c="4"/></text:p>
      <text:p text:style-name="P11"><text:tab/> </text:p>
      <text:p text:style-name="P11"/>
      <text:p text:style-name="P11"/>
      <text:p text:style-name="P11"><text:tab/><text:tab/><text:span text:style-name="T1">5_ Déplacement des entités et placement des objectifs</text:span></text:p>
      <text:p text:style-name="P11"/>
      <text:p text:style-name="P11"><text:soft-page-break/></text:p>
      <text:p text:style-name="P11"><text:tab/>Afin de pouvoir jouer au jeu, il est important de pouvoir déplacer son personnage a l'<text:span text:style-name="T46">é</text:span>cran. Par ailleurs, les ennemis doivent aussi être capable de bouger pour faire obstacle au joueur. Nous allons donc voir dans cette partie comment les déplacements du joueur ont été élaborés, ainsi que la gestion des objectifs.</text:p>
      <text:p text:style-name="P11"/>
      <text:p text:style-name="P11"/>
      <text:p text:style-name="P26"><text:tab/><text:tab/><text:tab/>a) structures de données</text:p>
      <text:p text:style-name="P26"><text:tab/></text:p>
      <text:p text:style-name="P26"><text:tab/><text:span text:style-name="T26">Pour réaliser notre jeu de rôle, nous avons modélisé chaque niveau par une matrice dans laquelle le joueur </text:span><text:span text:style-name="T28">se déplace</text:span><text:span text:style-name="T26">. Ainsi, une matrice externe région[N][N] est déclaré</text:span><text:span text:style-name="T27">e</text:span><text:span text:style-name="T26">. Il est important de préciser qu'il est tout a fait possible de jouer quelque soit la valeur de N. De plus, une structure </text:span><text:span text:style-name="T13">ma_position</text:span><text:span text:style-name="T26"> est déclarée. Celle-ci sert a conserver les valeurs actuelles de l’abscisse et de l'ordonnée de la case dans laquelle le joueur se trouve actuellement.</text:span></text:p>
      <text:p text:style-name="P11"/>
      <text:p text:style-name="P11"/>
      <text:p text:style-name="P26"><text:tab/><text:tab/><text:tab/>b) fonctions</text:p>
      <text:p text:style-name="P26"><text:tab/></text:p>
      <text:p text:style-name="P26"><text:tab/><text:span text:style-name="T26">Pour commencer et pour donner un objectif au jeu, une fonction </text:span><text:span text:style-name="T13">coffre</text:span><text:span text:style-name="T26"> est crée prenant en paramètre une matrice (dans notre cas, cette matrice est la matrice </text:span><text:span text:style-name="T13">région</text:span><text:span text:style-name="T26"> déclarée en externe). Cette fonction va nous servir a comptabiliser le nombre de coffres encore présent sur la carte afin de savoir si le programme doit afficher, ou non, la trappe de sortie qui permet au joueur de s'échapper du niveau et de retourner au menu. De plus, celle-ci est une des fonctions clés du jeu car c'est grâce a elle s'il y a un objectif dans le jeu.</text:span></text:p>
      <text:p text:style-name="P11"/>
      <text:p text:style-name="P11"><text:tab/>Comme dans chaque programme et principalement dans un jeu, il est obligatoire d'afficher le résultat à l'écran à chaque action que fait le joueur.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Il peut aussi voir les caractéristiques du monstre qu'il affronte. De plus, une boite de dialogue a été rajoutée pour que le joueur puisse voir en temps réel les actions qu'il est en train d’exécuter. Il peut donc voir si sa capacité d'archerie et sa capacité de parade sont activées par exemple. </text:p>
      <text:p text:style-name="P11"/>
      <text:p text:style-name="P11"><text:tab/>Avant de s'en prendre au déplacement du joueur dans la carte, nous avons crée une fonction <text:span text:style-name="T5">rechercheJoueur</text:span> prenant en paramètre une matrice qui va parcourir cette dite matrice et sauvegarder dans la structure ma_position, la case (abscisse et ordonnée) dans laquelle se trouve le joueur actuellement. Nous allons voir plus précisément par la suite pour quelle raison il est important de sauvegarder ses données.</text:p>
      <text:p text:style-name="P11"/>
      <text:p text:style-name="P13"><text:tab/>Enfin, pour la plus grande partie du déplacement du personnage, nous avons du crée<text:span text:style-name="T41">r</text:span> une fonction <text:span text:style-name="T5">déplacement_perso </text:span><text:span text:style-name="T42">qui permet tout simplement de pouvoir déplacer son personnage sur la </text:span><text:span text:style-name="T42">carte. Pour élaborer cette fonction, il est nécessaire de se servir de la structure </text:span><text:span text:style-name="T6">ma_position</text:span><text:span text:style-name="T42">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text:line-break/>Pour remédier a ce problème, la librairie Ncurses en C nous a été d'une grande utilité car, grâce a celle-ci, le joueur n'a plus besoin de se soucier des coordonnées </text:span><text:span text:style-name="T43">puisque a chaque entrée clavier </text:span><text:span text:style-name="T42">, </text:span><text:soft-page-break/><text:span text:style-name="T43">l'action voulu va s'exécuter directement, sans même besoin d'utiliser la touche entrée pour valider. En effet, grâce a une la fonction d'initialisation de Ncurses, l'entrée du buffer est désactivée.</text:span></text:p>
      <text:p text:style-name="P12"><text:span text:style-name="T43">De plus, pour le reste du programme, nous avons du remplacer les </text:span><text:span text:style-name="T7">printf</text:span><text:span text:style-name="T43"> par des </text:span><text:span text:style-name="T7">printw </text:span><text:span text:style-name="T43">correspondant à la norme voulu en Ncurses.<text:line-break/>En ce qui concerne la fonction qui prend le caractère en compte, il s'agit de </text:span><text:span text:style-name="T7">getch() </text:span><text:span text:style-name="T43">qui détecte la première touche enfoncée </text:span><text:span text:style-name="T45">et </text:span><text:span text:style-name="T43">le stocke dans la variable qui lui corres</text:span><text:span text:style-name="T44">po</text:span><text:span text:style-name="T43">nd.</text:span></text:p>
      <text:p text:style-name="P13"><text:span text:style-name="T46">Enfin, il ne faut pas oublier de fermer Ncurses en utilisant la fonction </text:span><text:span text:style-name="T8">endwin().</text:span></text:p>
      <text:p text:style-name="P12"/>
      <text:p text:style-name="P12"/>
      <text:p text:style-name="P27"><text:tab/><text:tab/><text:tab/>c) cas d'erreurs et traitements</text:p>
      <text:p text:style-name="P26"/>
      <text:p text:style-name="P28"><text:tab/><text:span text:style-name="T29">Pour la gestion des déplacements, l'erreur principale était que lorsque le joueur se déplaçait, son avatar apparaissait sur la nouvelle destination mais également sur l'ancienne case ou il se trouvait. C'est ainsi que la structure </text:span><text:span text:style-name="T14">ma_position </text:span><text:span text:style-name="T29">prend son rôle puisqu'en stockant les coordonnées de la case, on peut facilement repositionner l'ancienne case en case <text:s/>« vide ».<text:line-break/>De plus, il fallait veiller au bon déroulement du jeu, c'est-à-dire qu'il fallait </text:span><text:span text:style-name="T30">faire attention que</text:span><text:span text:style-name="T29"> le joueur ne p</text:span><text:span text:style-name="T30">uisse</text:span><text:span text:style-name="T29"> pas rentrer dans un mur, ou encore récupérer des coffres qui aurait déjà été récupéré. </text:span><text:span text:style-name="T30">Ces problèmes ont été résolus en utilisant de simples boucles et des assertions.</text:span><text:span text:style-name="T29"> <text:line-break/> </text:span></text:p>
      <text:p text:style-name="P16"/>
      <text:p text:style-name="P16"/>
      <text:p text:style-name="P29"><text:span text:style-name="T31"><text:tab/><text:tab/></text:span><text:span text:style-name="T48">6_ Intelligence Artificielle</text:span></text:p>
      <text:p text:style-name="P32"/>
      <text:p text:style-name="P32"/>
      <text:p text:style-name="P29"><text:span text:style-name="T48"><text:tab/></text:span><text:span text:style-name="T31">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17"/>
      <text:p text:style-name="P17"/>
      <text:p text:style-name="P29"><text:span text:style-name="T31"><text:tab/><text:tab/><text:tab/></text:span><text:span text:style-name="T48">a) structures de données</text:span></text:p>
      <text:p text:style-name="P17"/>
      <text:p text:style-name="P17"><text:tab/>Afin de pouvoir faire appel à une IA, nous avons du réutiliser les matrice de génération aléatoire de la carte du jeu : <text:span text:style-name="T5">matrice[N][N]</text:span>. Nous avons, également, du créer une nouvelle matrice <text:span text:style-name="T5">vision[N][N]</text:span>, qui sera une « copie » de <text:span text:style-name="T5">matrice[N][N]</text:span>, mais traduit dans un langage compréhensible par notre IA, utilisant donc un code différent. L’intérêt de cette deuxième matrice est pouvoir la modifié sans influé sur la carte.</text:p>
      <text:p text:style-name="P17"><text:tab/>Nous avons également réutilisé, en « extern », <text:s/>la variable t<text:span text:style-name="T5">_joueur joueur</text:span> dont nous avons parlé précédemment, afin que l'IA puisse réutiliser certaines informations concernant le joueur pour ses propres besoins.</text:p>
      <text:p text:style-name="P17"/>
      <text:p text:style-name="P17"/>
      <text:p text:style-name="P29"><text:span text:style-name="T31"><text:tab/><text:tab/><text:tab/></text:span><text:span text:style-name="T48">b) fonctions</text:span></text:p>
      <text:p text:style-name="P32"/>
      <text:p text:style-name="P30"><text:span text:style-name="T48"><text:tab/></text:span><text:span text:style-name="T32">Pour commencer notre IA, nous avions besoin qu'elle puisse « voir », qu'elle sache les éléments l'entoure. Ainsi, nous avons commencé par créer une fonction </text:span><text:span text:style-name="T15">tradRandom </text:span><text:span text:style-name="T32">ayant pour but de traduire la carte, généré aléatoirement via une matrice de caractère, en matrice d'entier, utilisé pour gérer le déplacement du personnage. </text:span></text:p>
      <text:p text:style-name="P18"/>
      <text:p text:style-name="P30"><text:span text:style-name="T32"><text:tab/>A ce stade là du programme, la matrice n'est lisible que par le joueur, l'IA n'est pas encore capable de la comprendre. Nous avons donc du écrire une autre fonction de traduction, </text:span><text:span text:style-name="T15">tradVision</text:span><text:span text:style-name="T32">, </text:span><text:soft-page-break/><text:span text:style-name="T32">qui traduira la matrice lisible par le joueur en matrice lisible par l'IA afin qu'elle puisse avoir un champ de vision. Afin de nous assuré du bon fonctionnement de cette fonction, nous nous sommes appuyé sur une fonction outil </text:span><text:span text:style-name="T15">affVision</text:span><text:span text:style-name="T32">. Cette dernière permettre d'afficher la matrice </text:span><text:span text:style-name="T15">vision[N][N]</text:span><text:span text:style-name="T32">, matrice composé uniquement de valeurs négative ou nul.</text:span></text:p>
      <text:p text:style-name="P18"/>
      <text:p text:style-name="P30"><text:span text:style-name="T32"><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5">trouverMob</text:span><text:span text:style-name="T32">, </text:span><text:span text:style-name="T15">resetMob</text:span><text:span text:style-name="T32">, </text:span><text:span text:style-name="T15">ecrireChemin</text:span><text:span text:style-name="T32">, </text:span><text:span text:style-name="T15">lireChemin</text:span><text:span text:style-name="T32">. <text:line-break/><text:tab/></text:span><text:span text:style-name="T33">En premier lieu, </text:span><text:span text:style-name="T16">trouverMob</text:span><text:span text:style-name="T33"> est la fonction chargée de lire la matrice </text:span><text:span text:style-name="T16">vision[N][N]</text:span><text:span text:style-name="T33"> dans sa totalité afin de trouver les coordonnées où se trouve l'IA. Une fois ces coordonnées trouvées, elles sont enregistré dans deux pointeurs </text:span><text:span text:style-name="T16">mobx</text:span><text:span text:style-name="T33"> et </text:span><text:span text:style-name="T16">moby</text:span><text:span text:style-name="T33">.<text:line-break/><text:tab/>Chronologiquement parlant, la fonction </text:span><text:span text:style-name="T16">ecrireChemin</text:span><text:span text:style-name="T33"> vient après la fonction cité précédemment. Celle-ci modifiera la matrice </text:span><text:span text:style-name="T16">vision[N][N]</text:span><text:span text:style-name="T33">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6">lireChemin</text:span><text:span text:style-name="T33"> qui est en charge de cela. En utilisant une pile de structures, nous enregistrons les coordonnées de la case ou l'IA doit aller, et nous le plaçons à ces dernières.<text:line-break/><text:tab/>Enfin, la fonction </text:span><text:span text:style-name="T16">resetMob</text:span><text:span text:style-name="T33">, utilisé après ou avant les autres, permet de réinitialiser la matrice vision, </text:span><text:span text:style-name="T34">permettant ainsi a l'IA de réutiliser les fonctions précédente sans avoir de conflit.<text:line-break/>Afin de pouvoir tester le fonctionnement de l'ensemble de c'est fonction, nous avons employé la fonction outil </text:span><text:span text:style-name="T18">affVision2</text:span><text:span text:style-name="T34">. Cette dernière affiche simplement la matrice </text:span><text:span text:style-name="T18">vision[N][N]</text:span><text:span text:style-name="T34"> avec tout les chemins réfléchit par l'IA, mais en version plus facilement lisible par l'utilisateur.</text:span></text:p>
      <text:p text:style-name="P19"/>
      <text:p text:style-name="P31"><text:span text:style-name="T34"><text:tab/>Arriver à ce niveau du jeu, l'IA est capable de se mouvoir sur la carte afin d'approcher le joueur sans percuter de mur, et en empruntant le chemin le plus direct. </text:span><text:span text:style-name="T35">Nous avons, par conséquent, rajouter la possibilité à l'IA d'attaquer le joueur. Pour cela, nous avons utilisé deux fonction, </text:span><text:span text:style-name="T17">MobNextToJoueur</text:span><text:span text:style-name="T35"> et </text:span><text:span text:style-name="T17">IA</text:span><text:span text:style-name="T35">.<text:line-break/><text:tab/>La première fonction cherche juste à déterminer si le joueur se trouve sur une case adjacente à l'IA, cette dernière renverra 1 dans ce cas, autrement, elle renverra 0. <text:line-break/><text:tab/>La valeur récupérer par </text:span><text:span text:style-name="T17">MobNextToJoueur</text:span><text:span text:style-name="T35"> sera ensuite traité dans </text:span><text:span text:style-name="T17">IA</text:span><text:span text:style-name="T35">. Cette fonction 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20"/>
      <text:p text:style-name="P20"/>
      <text:p text:style-name="P31"><text:span text:style-name="T35"><text:tab/><text:tab/><text:tab/></text:span><text:span text:style-name="T49">c). cas d'erreur et traitements</text:span></text:p>
      <text:p text:style-name="P33"/>
      <text:p text:style-name="P14"><text:span text:style-name="T49"><text:tab/>Lors de l'élaboration de l'IA, nous avons eu différent problème. En premier lieu, lors de l'élaboration de plusieurs matrice </text:span><text:span text:style-name="T9">vision[N][N]</text:span><text:span text:style-name="T49"> d'affilé, les valeurs entraient en conflit les unes avec les autres. Nous sommes parvenu à résoudre ce problème en créant la fonction </text:span><text:span text:style-name="T9">resetMob. </text:span></text:p>
      <text:p text:style-name="P14"><text:span text:style-name="T9"><text:tab/></text:span><text:span text:style-name="T49">Un autre problème rencontré lors de l'écriture de l'IA était </text:span><text:span text:style-name="T50">la proximité de l'IA et du joueur. Lors que ces deux entités étaient en contact, une boucle infinie se lancer. Pour corriger cette erreur, nous avons modifié les conditions d'utilisation des fonction </text:span><text:span text:style-name="T10">ecrireChemin</text:span><text:span text:style-name="T50"> et </text:span><text:span text:style-name="T10">lireChemin</text:span><text:span text:style-name="T50">, et nous avons également ajouté la fonction </text:span><text:span text:style-name="T10">MobNextToJoueur</text:span><text:span text:style-name="T50"> pour traiter ce cas-ci.</text:span></text:p>
      <text:p text:style-name="P21"><text:soft-page-break/></text:p>
      <text:p text:style-name="P21"/>
      <text:p text:style-name="P21"/>
      <text:p text:style-name="P14"><text:span text:style-name="T50"><text:tab/><text:tab/></text:span><text:span text:style-name="T3">7_ Système de combat</text:span></text:p>
      <text:p text:style-name="P21"/>
      <text:p text:style-name="P21"/>
      <text:p text:style-name="P21"><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p>
      <text:p text:style-name="P21"/>
      <text:p text:style-name="P21"/>
      <text:p text:style-name="P14"><text:span text:style-name="T50"><text:tab/><text:tab/><text:tab/></text:span><text:span text:style-name="T3">a) structures de données</text:span></text:p>
      <text:p text:style-name="P21"/>
      <text:p text:style-name="P21"><text:tab/>Pour cette partie du programme, nous avons réutiliser la matrice <text:span text:style-name="T5">matrice[N][N]</text:span>, contenant la carte du jeu de rôle. Cette matrice est utilisé afin de pouvoir choisir la direction dans laquelle frapper.</text:p>
      <text:p text:style-name="P21"><text:tab/>Nous avons également utilisé les variables de type structures. La première, <text:span text:style-name="T5">mes_choix[4]</text:span>, est un tableau contenant les 4 coordonnées entourant le joueur. Ces coordonnées sont récupéré à partir de <text:span text:style-name="T5">ma_position</text:span>, une structure contenant les coordonnées du joueur.</text:p>
      <text:p text:style-name="P21"/>
      <text:p text:style-name="P21"/>
      <text:p text:style-name="P14"><text:span text:style-name="T50"><text:tab/><text:tab/><text:tab/></text:span><text:span text:style-name="T3">b) fonctions</text:span></text:p>
      <text:p text:style-name="P21"/>
      <text:p text:style-name="P21"><text:tab/>Chacune des fonctions que nous avons décidé d'inclure dans cette partie du programme correspond à une action que le joueur sera capable de réaliser.</text:p>
      <text:p text:style-name="P21"/>
      <text:p text:style-name="P14"><text:span text:style-name="T50"><text:tab/>La première fonction que nous avons inclut dans le programme était la fonction d'attaque basique. Il s'agit en réalité d'un regroupement de </text:span><text:span text:style-name="T51">quatre</text:span><text:span text:style-name="T50"> fonctions : </text:span><text:span text:style-name="T10">degatHaut</text:span><text:span text:style-name="T50">, </text:span><text:span text:style-name="T10">degatBas</text:span><text:span text:style-name="T50">, </text:span><text:span text:style-name="T10">degatDroite</text:span><text:span text:style-name="T50"> et </text:span><text:span text:style-name="T10">degatGauche</text:span><text:span text:style-name="T50">. C</text:span><text:span text:style-name="T51">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2"/>
      <text:p text:style-name="P14"><text:span text:style-name="T51"><text:tab/>Nous avons ensuite ajouter la possibilité d'utilisé de la magie. La première consistant à soigner le joueur. La fonction </text:span><text:span text:style-name="T11">guerison</text:span><text:span text:style-name="T51">, en charge des soins du joueur utilisera, comme précédemment, les caractéristiques que le joueur aura choisis sur son personnage à sa création.Certaine conditions son imposés au joueur pour utiliser cette fonction, si celle-ci ne sont pas respecter, il ne pourra pas agir durant le tour.</text:span></text:p>
      <text:p text:style-name="P22"/>
      <text:p text:style-name="P15"><text:span text:style-name="T51"><text:tab/>Enfin, nous avons décidé d'inclure une magie offensive dans notre jeu. C'est partie sera prise en charge par la fonction </text:span><text:span text:style-name="T11">destruction</text:span><text:span text:style-name="T51">, qui, sur le modèle de </text:span><text:span text:style-name="T11">guerison</text:span><text:span text:style-name="T51">, se basera sur les caractéristiques du personnage, et aura le même type de contrainte. A l'image des fonction <text:s/></text:span><text:span text:style-name="T10">degatHaut</text:span><text:span text:style-name="T50">, </text:span><text:span text:style-name="T10">degatBas</text:span><text:span text:style-name="T50">, </text:span><text:span text:style-name="T10">degatDroite</text:span><text:span text:style-name="T50"> et </text:span><text:span text:style-name="T10">degatGauche, </text:span><text:span text:style-name="T51">nous nous sommes appuyés sur</text:span><text:span text:style-name="T11"> guerison </text:span><text:span text:style-name="T51">pour la réaliser.</text:span></text:p>
      <text:p text:style-name="P23"/>
      <text:p text:style-name="P23"><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choix influenceront sur l'IA du jeu, modifiant son impact sur joueur en cas de parade, ou alors lorsque celle-ci se fera blesser.</text:p>
      <text:p text:style-name="P23"><text:soft-page-break/></text:p>
      <text:p text:style-name="P23"/>
      <text:p text:style-name="P15"><text:span text:style-name="T51"><text:tab/><text:tab/><text:tab/></text:span><text:span text:style-name="T4">c) cas d'erreurs et traitements</text:span></text:p>
      <text:p text:style-name="P23"/>
      <text:p text:style-name="P15"><text:span text:style-name="T51"><text:tab/>Différentes erreurs ont était rencontré au cours de l'élaboration du système de combat. </text:span><text:span text:style-name="T52">Dans un premier temps, la non limite de la portée d'attaque du joueur, que nous avons bornée en utilisant les variables </text:span><text:span text:style-name="T12">mes_choix[4]</text:span><text:span text:style-name="T52"> et </text:span><text:span text:style-name="T12">ma_position</text:span><text:span text:style-name="T52">.</text:span></text:p>
      <text:p text:style-name="P24"/>
      <text:p text:style-name="P24"><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p>
      <text:p text:style-name="P24"/>
      <text:p text:style-name="P25"><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p>
      <text:p text:style-name="P25"/>
      <text:p text:style-name="P25"/>
      <text:h text:style-name="P41" text:outline-level="1" text:is-list-header="true">III_ Amélioration Possible</text:h>
      <text:p text:style-name="P39"/>
      <text:p text:style-name="P37"><text:span text:style-name="T53"><text:tab/>De nombreuse peuvent être apporté à notre programme de jeu de rôle </text:span><text:span text:style-name="T54">En raison du manque de temps, nous n'avons </text:span><text:span text:style-name="T55">pas pu finaliser le projet initial. Cela peut se voir par la présence de variable non utilisé. Donc une amélioration possible aurait été de travailler plus dur pour éviter cela.</text:span></text:p>
      <text:p text:style-name="P37"><text:span text:style-name="T55"/></text:p>
      <text:p text:style-name="P37"><text:span text:style-name="T55"><text:tab/>D'autre part, notre code n'a pas été particulièrement bien optimisé, nous pourrions l'améliorer en optimisant le programme, simplifiant certaine fonction, voir même en supprimant certaine d'entre elle se montrant redondante. Par exemple en nous accordant sur le nom de certaine variable, notamment visible avec les fonctions de traduction présente dans le programme de l'IA, nous possédons trois matrices pour représenter une seule et même carte.</text:span></text:p>
      <text:p text:style-name="P37"><text:span text:style-name="T55"/></text:p>
      <text:p text:style-name="P37"><text:span text:style-name="T55"><text:tab/>Des améliorations du gameplay aurait pu être possible également, ajouter plus d'élément avec lequel le joueur ou l'IA pourrait interagir, tel que des pièges. Nous aurions également pu modifier la fonction IA pour augmenter le nombre d'IA présente sur la carte, ayant chacune un ID qui leur soit propre, augmenter le niveau de l'IA en adaptant ses actes en fonction de l'équipement du joueur, lui donner autant de possibilité que le joueur, ou ajouter la possibilité à un deuxième joueur de prendre part à l'aventure. L'élément le plus absent dans notre jeu est un scénario, actuellement son principe consiste uniquement à réaliser une succession de labyrinthe, à la difficulté croissante, et de survivre le plus longtemps possible.</text:span></text:p>
      <text:p text:style-name="P37"><text:span text:style-name="T55"/></text:p>
      <text:p text:style-name="P37"><text:span text:style-name="T55"><text:tab/>La plus grande amélioration que nous aurions pu réalisé aurait été une interface graphique via la bibliothèque SDL afin d'avoir un jeu avec un aspect plus attractif que le term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8:25:45</dc:date>
    <meta:editing-duration>PT10H51M51S</meta:editing-duration>
    <meta:editing-cycles>178</meta:editing-cycles>
    <meta:generator>LibreOffice/3.6$Linux_X86_64 LibreOffice_project/360m1$Build-2</meta:generator>
    <dc:creator>godefroy thieulart</dc:creator>
    <meta:document-statistic meta:table-count="0" meta:image-count="0" meta:object-count="0" meta:page-count="14" meta:paragraph-count="169" meta:word-count="5217" meta:character-count="32169" meta:non-whitespace-character-count="26820"/>
  </office:meta>
</office:document-meta>
</file>